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23b8d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6.0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98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6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4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25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9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0.635cm" svg:height="0.635cm" svg:x="7.3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.175cm" svg:height="0.635cm" svg:x="3.54cm" svg:y="7.35cm">
          <text:p text:style-name="P2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7.667cm" svg:y1="6.08cm" svg:x2="6.715cm" svg:y2="7.667cm" draw:start-shape="id1" draw:start-glue-point="2" draw:end-shape="id2" draw:end-glue-point="1" svg:d="m7667 6080-952 1587">
          <text:p/>
        </draw:connector>
        <draw:frame draw:style-name="gr5" draw:text-style-name="P3" draw:layer="layout" svg:width="1.905cm" svg:height="0.885cm" svg:x="6.08cm" svg:y="5.195cm">
          <draw:text-box>
            <text:p text:style-name="P3"><text:span text:style-name="T2">Sink</text:span></text:p>
          </draw:text-box>
        </draw:frame>
        <draw:custom-shape draw:style-name="gr1" draw:text-style-name="P1" draw:layer="layout" svg:width="0.635cm" svg:height="0.635cm" svg:x="14.33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2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87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7.5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14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1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635cm" svg:height="0.635cm" svg:x="15.60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3.175cm" svg:height="0.635cm" svg:x="11.795cm" svg:y="7.35cm">
          <text:p text:style-name="P2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5.922cm" svg:y1="6.08cm" svg:x2="14.97cm" svg:y2="7.667cm" draw:start-shape="id3" draw:start-glue-point="2" draw:end-shape="id4" draw:end-glue-point="1" svg:d="m15922 6080-952 1587">
          <text:p/>
        </draw:connector>
        <draw:frame draw:style-name="gr5" draw:text-style-name="P3" draw:layer="layout" svg:width="1.905cm" svg:height="0.885cm" svg:x="14.335cm" svg:y="5.195cm">
          <draw:text-box>
            <text:p text:style-name="P3"><text:span text:style-name="T2">Sink</text:span></text:p>
          </draw:text-box>
        </draw:frame>
        <draw:custom-shape draw:style-name="gr2" draw:text-style-name="P1" draw:id="id6" draw:layer="layout" svg:width="0.635cm" svg:height="0.635cm" svg:x="13.065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0.635cm" svg:height="0.635cm" svg:x="19.41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9.732cm" svg:y1="6.08cm" svg:x2="14.97cm" svg:y2="7.667cm" draw:start-shape="id5" draw:start-glue-point="2" draw:end-shape="id4" draw:end-glue-point="1" svg:d="m19732 6080-4762 1587">
          <text:p/>
        </draw:connector>
        <draw:connector draw:style-name="gr4" draw:text-style-name="P1" draw:layer="layout" draw:type="line" svg:x1="13.382cm" svg:y1="4.175cm" svg:x2="13.382cm" svg:y2="7.35cm" draw:start-shape="id6" draw:start-glue-point="2" draw:end-shape="id4" draw:end-glue-point="0" svg:d="m13382 4175v3175">
          <text:p/>
        </draw:connector>
        <draw:frame draw:style-name="gr5" draw:text-style-name="P3" draw:layer="layout" svg:width="1.905cm" svg:height="0.885cm" svg:x="12.43cm" svg:y="2.905cm">
          <draw:text-box>
            <text:p text:style-name="P3"><text:span text:style-name="T2">Sink</text:span></text:p>
          </draw:text-box>
        </draw:frame>
        <draw:frame draw:style-name="gr5" draw:text-style-name="P3" draw:layer="layout" svg:width="1.905cm" svg:height="0.885cm" svg:x="19.415cm" svg:y="4.81cm">
          <draw:text-box>
            <text:p text:style-name="P3"><text:span text:style-name="T2">S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8T15:05:08</meta:creation-date>
    <dc:date>2009-07-08T22:19:58</dc:date>
    <meta:editing-duration>PT07H14M53S</meta:editing-duration>
    <meta:editing-cycles>2</meta:editing-cycles>
    <meta:generator>OpenOffice.org/3.0$Linux OpenOffice.org_project/300m15$Build-9379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